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4925in" fo:text-align="start" style:justify-single-word="false" fo:text-indent="0in" style:auto-text-indent="false"/>
      <style:text-properties officeooo:rsid="048cece9" officeooo:paragraph-rsid="048cece9"/>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9"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1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9">I</text:span><text:span text:style-name="T2"> </text:span><text:span text:style-name="T1">woke when Hannah got up to make coffee, drank that on the chair in the living room while playing Finch and Wordle. Hannah was doing a million things around the house, playing </text:span><text:span text:style-name="T8">Revolver</text:span><text:span text:style-name="T1"> on her phone. I suggested Wynn’s diner, and we drew up an order of operations for the day:</text:span></text:p>
      <text:p text:style-name="P3"><text:span text:style-name="T1"/></text:p>
      <text:p text:style-name="P4"><text:span text:style-name="T1">1: Wynn’s Diner</text:span></text:p>
      <text:p text:style-name="P4"><text:span text:style-name="T1">2: CVS for medication and printer ink</text:span></text:p>
      <text:p text:style-name="P6"><text:span text:style-name="T1">3: Wells Fargo</text:span></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8">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8">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1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then Hannah came over for a goodnight kiss.</text:span><text:span text:style-name="T11">903</text:span><text:span text:style-name="T5"> </text:span></text:p>
      <text:p text:style-name="P5"><text:span text:style-name="T5"><text:s text:c="3"/></text:span><text:span text:style-name="T6">She left and I logged onto Tokup. Having resolved to give up on the sword, I equipped a dagger/axe, leveled those around Tanaris. I saw the warrior I had been running with, joined his ZF group, finally won the sword! We finished the instance and I put crusader on it, went and killed furbog, got the Winterspring flightpath.</text:span><text:span text:style-name="T12">105</text:span><text:span text:style-name="T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8T01:05:29.377216966</dc:date>
    <meta:editing-duration>P142DT6H6M1S</meta:editing-duration>
    <meta:editing-cycles>1032</meta:editing-cycles>
    <meta:generator>LibreOffice/24.2.5.2$MacOSX_X86_64 LibreOffice_project/bffef4ea93e59bebbeaf7f431bb02b1a39ee8a59</meta:generator>
    <meta:print-date>2025-02-07T15:18:04.174144487</meta:print-date>
    <meta:document-statistic meta:table-count="0" meta:image-count="0" meta:object-count="0" meta:page-count="2" meta:paragraph-count="13" meta:word-count="352" meta:character-count="1892" meta:non-whitespace-character-count="1538"/>
  </office:meta>
</office:document-meta>
</file>